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65.79pt"/>
    </style:style>
    <style:style style:name="co4" style:family="table-column">
      <style:table-column-properties fo:break-before="auto" style:column-width="127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114.55pt"/>
    </style:style>
    <style:style style:name="co8" style:family="table-column">
      <style:table-column-properties fo:break-before="auto" style:column-width="88.04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7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0" table:default-cell-style-name="ce8"/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Timeplot</text:p>
          </table:table-cell>
          <table:table-cell office:value-type="string" calcext:value-type="string">
            <text:p>Spectral</text:p>
          </table:table-cell>
          <table:table-cell table:style-name="Default" office:value-type="string" calcext:value-type="string">
            <text:p>Time chunks</text:p>
          </table:table-cell>
          <table:table-cell/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1" table:number-columns-repeated="5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Weekend Test</text:p>
          </table:table-cell>
          <table:table-cell office:value-type="string" calcext:value-type="string">
            <text:p>30-06-20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Weekday Test 1</text:p>
          </table:table-cell>
          <table:table-cell office:value-type="string" calcext:value-type="string">
            <text:p>03-07-2023</text:p>
          </table:table-cell>
          <table:table-cell/>
          <table:table-cell office:value-type="string" calcext:value-type="string">
            <text:p>24 h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ight Off Test 1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ight On Test 1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Rack Elimination Test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ils Close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ils Wide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Coils Normal</text:p>
          </table:table-cell>
          <table:table-cell office:value-type="string" calcext:value-type="string">
            <text:p>04-07-20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ight Off Test 2</text:p>
          </table:table-cell>
          <table:table-cell office:value-type="string" calcext:value-type="string">
            <text:p>05-07-2021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ght On Test 2</text:p>
          </table:table-cell>
          <table:table-cell office:value-type="string" calcext:value-type="string">
            <text:p>05-07-2022</text:p>
          </table:table-cell>
          <table:table-cell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Weekday Test 2</text:p>
          </table:table-cell>
          <table:table-cell office:value-type="string" calcext:value-type="string">
            <text:p>05-07-20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Fire Extinguisher Away</text:p>
          </table:table-cell>
          <table:table-cell office:value-type="string" calcext:value-type="string">
            <text:p>06-07-20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Weekday Test 3</text:p>
          </table:table-cell>
          <table:table-cell office:value-type="string" calcext:value-type="string">
            <text:p>06-07-2023</text:p>
          </table:table-cell>
          <table:table-cell/>
          <table:table-cell office:value-type="string" calcext:value-type="string">
            <text:p>24+ h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patial 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-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-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-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patial 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Weekday Test 4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TableElimination</text:p>
          </table:table-cell>
          <table:table-cell office:value-type="string" calcext:value-type="string">
            <text:p>14-07-202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 calcext:value-type="string">
            <text:p>TableEliminationControl</text:p>
          </table:table-cell>
          <table:table-cell office:value-type="string" calcext:value-type="string">
            <text:p>14-07-202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09:26:34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3-07-14T12:03:25.087000000</dc:date>
    <meta:editing-duration>PT59M28S</meta:editing-duration>
    <meta:editing-cycles>3</meta:editing-cycles>
    <meta:document-statistic meta:table-count="1" meta:cell-count="167" meta:object-count="0"/>
  </office:meta>
</office:document-meta>
</file>